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solid" draw:fill-color="#ffe994" draw:textarea-horizontal-align="justify" draw:textarea-vertical-align="middle" draw:auto-grow-height="false" fo:min-height="4.966cm" fo:min-width="4.216cm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solid" svg:stroke-color="#000000" draw:fill="solid" draw:fill-color="#ffe994" draw:textarea-horizontal-align="justify" draw:textarea-vertical-align="middle" draw:auto-grow-height="false" fo:min-height="3.996cm" fo:min-width="4.2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8.75cm" fo:min-width="22.5cm"/>
    </style:style>
    <style:style style:name="gr1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75cm" fo:min-width="22.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91cm" fo:min-width="19.16cm"/>
      <style:paragraph-properties style:writing-mode="lr-tb"/>
    </style:style>
    <style:style style:name="gr13" style:family="graphic" style:parent-style-name="standard">
      <style:graphic-properties draw:stroke="solid" draw:stroke-dash="Dot" svg:stroke-width="0.2cm" svg:stroke-color="#468a1a" draw:marker-start-width="0.5cm" draw:marker-end-width="0.5cm" draw:fill="solid" draw:fill-color="#81d41a" draw:textarea-horizontal-align="justify" draw:textarea-vertical-align="middle" draw:auto-grow-height="false" fo:min-height="1.356cm" fo:min-width="3.606cm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>
      <style:graphic-properties draw:stroke="solid" draw:stroke-dash="Dot" svg:stroke-width="0.2cm" svg:stroke-color="#999999" draw:marker-start-width="0.5cm" draw:marker-end-width="0.5cm" draw:fill="solid" draw:fill-color="#dddddd" draw:textarea-horizontal-align="justify" draw:textarea-vertical-align="middle" draw:auto-grow-height="false" fo:min-height="1.356cm" fo:min-width="3.606cm" fo:padding-top="0.225cm" fo:padding-bottom="0.225cm" fo:padding-left="0.35cm" fo:padding-right="0.3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25cm"/>
      <style:paragraph-properties style:writing-mode="lr-tb"/>
    </style:style>
    <style:style style:name="gr1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25cm" fo:min-width="0.5cm"/>
    </style:style>
    <style:style style:name="gr18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0.25cm" fo:min-width="0.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2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654cm" fo:min-width="8.904cm"/>
      <style:paragraph-properties style:writing-mode="lr-tb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4cm" fo:min-width="8.904cm"/>
    </style:style>
    <style:style style:name="gr22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654cm" fo:min-width="8.904cm"/>
      <style:paragraph-properties style:writing-mode="lr-tb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5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654cm" fo:min-width="8.904cm"/>
      <style:paragraph-properties style:writing-mode="lr-tb"/>
    </style:style>
    <style:style style:name="gr26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654cm" fo:min-width="8.904cm"/>
      <style:paragraph-properties style:writing-mode="lr-tb"/>
    </style:style>
    <style:style style:name="gr27" style:family="graphic" style:parent-style-name="standard">
      <style:graphic-properties draw:stroke="solid" draw:stroke-dash="Dot" svg:stroke-width="0.2cm" svg:stroke-color="#468a1a" draw:marker-start-width="0.5cm" draw:marker-end-width="0.5cm" draw:fill="solid" draw:fill-color="#81d41a" draw:textarea-horizontal-align="justify" draw:textarea-vertical-align="middle" draw:auto-grow-height="false" fo:min-height="1.356cm" fo:min-width="3.606cm" fo:padding-top="0.225cm" fo:padding-bottom="0.225cm" fo:padding-left="0.35cm" fo:padding-right="0.3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57cm" fo:min-width="14.362cm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5.251cm" fo:min-width="14.501cm"/>
    </style:style>
    <style:style style:name="gr31" style:family="graphic" style:parent-style-name="standard">
      <style:graphic-properties svg:stroke-color="#000000" draw:textarea-horizontal-align="justify" draw:textarea-vertical-align="middle" draw:auto-grow-height="false" fo:min-height="8.75cm" fo:min-width="5cm"/>
    </style:style>
    <style:style style:name="gr32" style:family="graphic" style:parent-style-name="objectwithoutfill">
      <style:graphic-properties draw:fill="none" draw:textarea-vertical-align="middl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0.25cm" fo:min-width="0.25cm"/>
    </style:style>
    <style:style style:name="gr36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  <style:paragraph-properties style:writing-mode="lr-tb"/>
    </style:style>
    <style:style style:name="gr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54cm" fo:min-width="12.9cm"/>
    </style:style>
    <style:style style:name="gr39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654cm" fo:min-width="12.9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co1" style:family="table-column">
      <style:table-column-properties style:column-width="3.474cm" style:use-optimal-column-width="false"/>
    </style:style>
    <style:style style:name="co2" style:family="table-column">
      <style:table-column-properties style:column-width="10.801cm" style:use-optimal-column-width="false"/>
    </style:style>
    <style:style style:name="co3" style:family="table-column">
      <style:table-column-properties style:column-width="4.784cm" style:use-optimal-column-width="false"/>
    </style:style>
    <style:style style:name="co4" style:family="table-column">
      <style:table-column-properties style:column-width="1.618cm" style:use-optimal-column-width="false"/>
    </style:style>
    <style:style style:name="ro1" style:family="table-row">
      <style:table-row-properties style:row-height="1.048cm" style:use-optimal-row-height="false"/>
    </style:style>
    <style:style style:name="ro2" style:family="table-row">
      <style:table-row-properties style:row-height="0.972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color="#000000" loext:opacity="100%" fo:font-weight="normal" style:font-weight-asian="normal" style:font-weight-complex="normal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4cm" fo:margin-bottom="0cm"/>
    </style:style>
    <style:style style:name="P4" style:family="paragraph">
      <loext:graphic-properties draw:fill="solid" draw:fill-color="#ffe994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paragraph-properties fo:text-align="justify" style:writing-mode="lr-tb"/>
    </style:style>
    <style:style style:name="P12" style:family="paragraph">
      <loext:graphic-properties draw:fill="solid" draw:fill-color="#eeeeee"/>
      <style:paragraph-properties fo:text-align="center"/>
    </style:style>
    <style:style style:name="P13" style:family="paragraph">
      <loext:graphic-properties draw:fill="solid" draw:fill-color="#cccccc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size-complex="20pt"/>
    </style:style>
    <style:style style:name="P15" style:family="paragraph">
      <loext:graphic-properties draw:fill="solid" draw:fill-color="#ffffff"/>
      <style:paragraph-properties fo:text-align="justify" style:writing-mode="lr-tb"/>
    </style:style>
    <style:style style:name="P16" style:family="paragraph">
      <loext:graphic-properties draw:fill="solid" draw:fill-color="#81d41a"/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="solid" draw:fill-color="#dddddd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b2b2b2" loext:opacity="100%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20pt" style:font-size-asian="20pt" style:font-size-complex="20pt"/>
    </style:style>
    <style:style style:name="P22" style:family="paragraph">
      <loext:graphic-properties draw:fill="solid" draw:fill-color="#808080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08080" loext:opacity="100%"/>
    </style:style>
    <style:style style:name="P2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808080" loext:opacity="100%"/>
    </style:style>
    <style:style style:name="P25" style:family="paragraph">
      <loext:graphic-properties draw:fill="solid" draw:fill-color="#ffffff"/>
      <style:paragraph-properties fo:text-align="center"/>
    </style:style>
    <style:style style:name="P26" style:family="paragraph">
      <loext:graphic-properties draw:fill="solid" draw:fill-color="#000000"/>
      <style:paragraph-properties fo:text-align="center"/>
    </style:style>
    <style:style style:name="P27" style:family="paragraph">
      <style:paragraph-properties fo:text-align="center" style:writing-mode="lr-tb"/>
    </style:style>
    <style:style style:name="P28" style:family="paragraph">
      <loext:graphic-properties draw:fill="solid" draw:fill-color="#81d41a"/>
      <style:paragraph-properties fo:text-align="center" style:writing-mode="lr-tb"/>
    </style:style>
    <style:style style:name="P29" style:family="paragraph">
      <style:text-properties fo:font-size="18pt"/>
    </style:style>
    <style:style style:name="P30" style:family="paragraph">
      <loext:graphic-properties draw:fill="none" draw:fill-color="#ffffff"/>
      <style:paragraph-properties style:writing-mode="lr-tb"/>
      <style:text-properties fo:font-size="18pt"/>
    </style:style>
    <style:style style:name="P31" style:family="paragraph">
      <style:paragraph-properties fo:text-align="start"/>
      <style:text-properties fo:font-size="20pt" fo:font-weight="normal"/>
    </style:style>
    <style:style style:name="P32" style:family="paragraph">
      <loext:graphic-properties draw:fill="none" draw:fill-color="#ffffff"/>
      <style:paragraph-properties fo:text-align="start" style:writing-mode="lr-tb"/>
      <style:text-properties fo:font-size="20pt" fo:font-weight="normal" style:font-size-asian="20pt" style:font-size-complex="20pt"/>
    </style:style>
    <style:style style:name="P33" style:family="paragraph">
      <style:text-properties fo:font-size="15pt"/>
    </style:style>
    <style:style style:name="P34" style:family="paragraph">
      <loext:graphic-properties draw:fill="none" draw:fill-color="#ffffff"/>
      <style:text-properties fo:font-size="15pt"/>
    </style:style>
    <style:style style:name="P35" style:family="paragraph">
      <loext:graphic-properties draw:fill="none" draw:fill-color="#ffffff"/>
    </style:style>
    <style:style style:name="P36" style:family="paragraph">
      <style:paragraph-properties fo:text-align="center"/>
      <style:text-properties fo:color="#2a6099" loext:opacity="100%"/>
    </style:style>
    <style:style style:name="P37" style:family="paragraph">
      <loext:graphic-properties draw:fill="none" draw:fill-color="#ffffff"/>
      <style:paragraph-properties fo:text-align="center"/>
      <style:text-properties fo:color="#2a6099" loext:opacity="100%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08080" loext:opacity="100%" fo:font-size="18pt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808080" loext:opacity="100%" fo:font-size="18pt"/>
    </style:style>
    <style:style style:name="P40" style:family="paragraph">
      <style:text-properties fo:font-weight="bold" style:font-weight-asian="bold" style:font-weight-complex="bold"/>
    </style:style>
    <style:style style:name="P41" style:family="paragraph">
      <style:paragraph-properties fo:text-align="center" style:text-autospace="none"/>
      <style:text-properties fo:color="#000000" loext:opacity="100%" fo:font-weight="normal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0pt" fo:font-weight="bold" style:font-size-asian="20pt" style:font-size-complex="20pt"/>
    </style:style>
    <style:style style:name="T4" style:family="text">
      <style:text-properties fo:color="#b2b2b2" loext:opacity="100%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808080" loext:opacity="100%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2a6099" loext:opacity="100%" fo:font-size="15pt" style:text-underline-style="solid" style:text-underline-width="auto" style:text-underline-color="font-color" style:font-size-asian="15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style:font-size-asian="15pt" style:font-size-complex="15pt"/>
    </style:style>
    <style:style style:name="T12" style:family="text">
      <style:text-properties fo:font-size="54pt" style:font-size-asian="54pt" style:font-size-complex="54pt"/>
    </style:style>
    <style:style style:name="T13" style:family="text">
      <style:text-properties fo:font-size="18pt"/>
    </style:style>
    <style:style style:name="T14" style:family="text">
      <style:text-properties fo:color="#808080" loext:opacity="100%" fo:font-size="18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oftware de Gestão escolar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Usuários</text:p>
          </draw:text-box>
        </draw:frame>
        <draw:frame presentation:style-name="pr4" draw:text-style-name="P1" draw:layer="layout" svg:width="12.6cm" svg:height="9.134cm" svg:x="1.4cm" svg:y="3.685cm" presentation:class="outline" presentation:user-transformed="true">
          <draw:text-box>
            <text:list text:style-name="L2">
              <text:list-item>
                <text:p>PROFESSOR</text:p>
                <text:list>
                  <text:list-item>
                    <text:p>cpf</text:p>
                  </text:list-item>
                  <text:list-item>
                    <text:p text:style-name="P3">nome</text:p>
                  </text:list-item>
                  <text:list-item>
                    <text:p text:style-name="P3">sexo</text:p>
                  </text:list-item>
                  <text:list-item>
                    <text:p>materiaMinistra</text:p>
                  </text:list-item>
                  <text:list-item>
                    <text:p>turma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6cm" svg:height="9.134cm" svg:x="14cm" svg:y="3.685cm" presentation:class="outline" presentation:user-transformed="true">
          <draw:text-box>
            <text:list text:style-name="L2">
              <text:list-item>
                <text:p>ALUNO</text:p>
                <text:list>
                  <text:list-item>
                    <text:p>cpf</text:p>
                  </text:list-item>
                  <text:list-item>
                    <text:p>nome</text:p>
                  </text:list-item>
                  <text:list-item>
                    <text:p>idade</text:p>
                  </text:list-item>
                  <text:list-item>
                    <text:p>sexo</text:p>
                  </text:list-item>
                  <text:list-item>
                    <text:p>turma</text:p>
                  </text:list-item>
                  <text:list-item>
                    <text:p>no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ransformando em classes</text:p>
          </draw:text-box>
        </draw:frame>
        <draw:g>
          <draw:custom-shape draw:style-name="gr2" draw:text-style-name="P4" draw:layer="layout" svg:width="5cm" svg:height="5.5cm" svg:x="11cm" svg:y="3.5cm">
            <text:p/>
            <draw:enhanced-geometry svg:viewBox="0 0 21600 21600" draw:path-stretchpoint-x="10800" draw:path-stretchpoint-y="10800" draw:text-areas="?f3 ?f4 ?f5 ?f6" draw:type="round-rectangle" draw:modifiers="2094.781043791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5" draw:layer="layout" svg:x1="11cm" svg:y1="5cm" svg:x2="16cm" svg:y2="5cm">
            <text:p/>
          </draw:line>
        </draw:g>
        <draw:frame draw:style-name="gr4" draw:text-style-name="P7" draw:layer="layout" svg:width="5cm" svg:height="0.962cm" svg:x="11cm" svg:y="3.787cm">
          <draw:text-box>
            <text:p text:style-name="P6"><text:span text:style-name="T1">Pessoa</text:span></text:p>
          </draw:text-box>
        </draw:frame>
        <draw:custom-shape draw:style-name="gr5" draw:text-style-name="P4" draw:layer="layout" svg:width="5cm" svg:height="4.5cm" svg:x="14.5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94.78104379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14.5cm" svg:y1="11.5cm" svg:x2="19.5cm" svg:y2="11.5cm">
          <text:p/>
        </draw:line>
        <draw:frame draw:style-name="gr6" draw:text-style-name="P8" draw:layer="layout" svg:width="5cm" svg:height="1.884cm" svg:x="14.532cm" svg:y="11.616cm">
          <draw:text-box>
            <text:p>- MateriaMin</text:p>
          </draw:text-box>
        </draw:frame>
        <draw:frame draw:style-name="gr7" draw:text-style-name="P8" draw:layer="layout" svg:width="5cm" svg:height="3.095cm" svg:x="11cm" svg:y="5.116cm">
          <draw:text-box>
            <text:p>- CPF</text:p>
            <text:p>- Nome</text:p>
            <text:p>- Turma</text:p>
            <text:p>- Sexo</text:p>
          </draw:text-box>
        </draw:frame>
        <draw:custom-shape draw:style-name="gr5" draw:text-style-name="P4" draw:layer="layout" svg:width="5cm" svg:height="4.5cm" svg:x="7.5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94.781043791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5" draw:layer="layout" svg:x1="7.5cm" svg:y1="11.5cm" svg:x2="12.5cm" svg:y2="11.5cm">
          <text:p/>
        </draw:line>
        <draw:frame draw:style-name="gr4" draw:text-style-name="P7" draw:layer="layout" svg:width="5cm" svg:height="0.962cm" svg:x="7.5cm" svg:y="10.5cm">
          <draw:text-box>
            <text:p text:style-name="P6"><text:span text:style-name="T1">Aluno</text:span></text:p>
          </draw:text-box>
        </draw:frame>
        <draw:frame draw:style-name="gr4" draw:text-style-name="P7" draw:layer="layout" svg:width="5cm" svg:height="0.962cm" svg:x="14.5cm" svg:y="10.5cm">
          <draw:text-box>
            <text:p text:style-name="P6"><text:span text:style-name="T1">Professor</text:span></text:p>
          </draw:text-box>
        </draw:frame>
        <draw:frame draw:style-name="gr8" draw:text-style-name="P8" draw:layer="layout" svg:width="5cm" svg:height="2.384cm" svg:x="7.5cm" svg:y="11.616cm">
          <draw:text-box>
            <text:p>- Matricula</text:p>
            <text:p>- Idade</text:p>
            <text:p>- Nota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urso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ódigo de curso</text:p>
                <text:list>
                  <text:list-item>
                    <text:p text:style-name="P3"><text:span text:style-name="T2">Código do curso</text:span></text:p>
                  </text:list-item>
                  <text:list-item>
                    <text:p text:style-name="P3">Nome curso</text:p>
                    <text:p text:style-name="P3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Cadastramento aluno</text:p>
          </draw:text-box>
        </draw:frame>
        <draw:frame draw:style-name="gr8" draw:text-style-name="P11" draw:layer="layout" svg:width="22cm" svg:height="2.384cm" svg:x="3cm" svg:y="4.5cm">
          <draw:text-box>
            <text:p text:style-name="P10">Tela de cadastramento de aluno seguirá como um formulário simples. Será apresentado após os pais/responsáveis pelo aluno marcarem a caixa de confirmação de Termos de Serviços prestados.</text:p>
          </draw:text-box>
        </draw:frame>
        <draw:frame draw:style-name="gr8" draw:text-style-name="P11" draw:layer="layout" svg:width="22cm" svg:height="2.384cm" svg:x="3cm" svg:y="8.5cm">
          <draw:text-box>
            <text:p text:style-name="P10">Tela de Termos de Serviços prestados só habilitará botão de confirmação após a rolagem estar completamente baixada, como forma de forçar os assinantes a ler os termos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la dos Termos de Serviços</text:p>
          </draw:text-box>
        </draw:frame>
        <draw:custom-shape draw:style-name="gr9" draw:text-style-name="P12" draw:layer="layout" svg:width="23cm" svg:height="9cm" svg:x="2.5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3cm" svg:height="2cm" svg:x="2.5cm" svg:y="3.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cm" svg:height="0.962cm" svg:x="3cm" svg:y="4cm">
          <draw:text-box>
            <text:p>LOGO ESCOLA</text:p>
          </draw:text-box>
        </draw:frame>
        <draw:frame draw:style-name="gr11" draw:text-style-name="P14" draw:layer="layout" svg:width="16.5cm" svg:height="1.825cm" svg:x="6cm" svg:y="6cm">
          <draw:text-box>
            <text:p text:style-name="P6"><text:span text:style-name="T3">LEIA ATENTAMENTE OS TERMOS DE SERVIÇO</text:span></text:p>
          </draw:text-box>
        </draw:frame>
        <draw:custom-shape draw:style-name="gr12" draw:text-style-name="P15" draw:layer="layout" svg:width="20cm" svg:height="3.5cm" svg:x="4.5cm" svg:y="7.5cm">
          <text:p/>
          <draw:enhanced-geometry svg:viewBox="0 0 21600 21600" draw:path-stretchpoint-x="10800" draw:path-stretchpoint-y="10800" draw:text-areas="?f3 ?f4 ?f5 ?f6" draw:type="round-rectangle" draw:modifiers="802.0565552699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" draw:text-style-name="P16" draw:layer="layout" svg:width="4.5cm" svg:height="2cm" svg:x="8.7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17" draw:layer="layout" svg:width="4cm" svg:height="1.673cm" svg:x="8.95cm" svg:y="12.164cm">
            <draw:text-box>
              <text:p text:style-name="P6">Aceitar os termos</text:p>
            </draw:text-box>
          </draw:frame>
        </draw:g>
        <draw:g>
          <draw:custom-shape draw:style-name="gr15" draw:text-style-name="P18" draw:layer="layout" svg:width="4.5cm" svg:height="2cm" svg:x="14.7cm" svg:y="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19" draw:layer="layout" svg:width="4cm" svg:height="1.673cm" svg:x="14.95cm" svg:y="12.164cm">
            <draw:text-box>
              <text:p text:style-name="P6"><text:span text:style-name="T4">Aceitar os termos</text:span></text:p>
            </draw:text-box>
          </draw:frame>
        </draw:g>
        <draw:frame draw:style-name="gr16" draw:text-style-name="P21" draw:layer="layout" svg:width="19cm" svg:height="3.5cm" svg:x="4.5cm" svg:y="7.5cm">
          <draw:text-box>
            <text:p text:style-name="P20"><text:span text:style-name="T5">Lorem Ipsum is simply dummy text of the printing and typesetting industry. Lorem Ipsum has been the industry's standard dummy text ever since the 1500s, when an unknown printer took a galley of type and scrambled it to make a type specimen book.</text:span></text:p>
          </draw:text-box>
        </draw:frame>
        <draw:g>
          <draw:custom-shape draw:style-name="gr17" draw:text-style-name="P13" draw:layer="layout" svg:width="1cm" svg:height="3.5cm" svg:x="23.5cm" svg:y="7.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22" draw:layer="layout" svg:width="1cm" svg:height="0.5cm" svg:x="23.5cm" svg:y="10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la cadastramento aluno</text:p>
          </draw:text-box>
        </draw:frame>
        <draw:custom-shape draw:style-name="gr9" draw:text-style-name="P12" draw:layer="layout" svg:width="23cm" svg:height="9cm" svg:x="2.5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3cm" svg:height="2cm" svg:x="2.5cm" svg:y="3.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cm" svg:height="0.962cm" svg:x="3cm" svg:y="4cm">
          <draw:text-box>
            <text:p>LOGO ESCOLA</text:p>
          </draw:text-box>
        </draw:frame>
        <draw:frame draw:style-name="gr19" draw:text-style-name="P14" draw:layer="layout" svg:width="13.5cm" svg:height="1.038cm" svg:x="7.5cm" svg:y="6cm">
          <draw:text-box>
            <text:p text:style-name="P6"><text:span text:style-name="T3">Faça sua matrícula hoje mesmo!! </text:span></text:p>
          </draw:text-box>
        </draw:frame>
        <draw:g>
          <draw:frame draw:style-name="gr4" draw:text-style-name="P8" draw:layer="layout" svg:width="6cm" svg:height="0.962cm" svg:x="3.5cm" svg:y="10.244cm">
            <draw:text-box>
              <text:p>Nascimento:</text:p>
            </draw:text-box>
          </draw:frame>
          <draw:custom-shape draw:style-name="gr20" draw:text-style-name="P24" draw:layer="layout" svg:width="9.5cm" svg:height="1cm" svg:x="9.502cm" svg:y="10.225cm">
            <text:p text:style-name="P23"><text:span text:style-name="T6">___/___/___</text:span><text:span text:style-name="T7">___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4" draw:text-style-name="P8" draw:layer="layout" svg:width="6cm" svg:height="0.962cm" svg:x="3.5cm" svg:y="11.672cm">
            <draw:text-box>
              <text:p>Série:</text:p>
            </draw:text-box>
          </draw:frame>
          <draw:custom-shape draw:style-name="gr21" draw:text-style-name="P25" draw:layer="layout" svg:width="9.5cm" svg:height="1cm" svg:x="9.502cm" svg:y="11.6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4" draw:text-style-name="P8" draw:layer="layout" svg:width="6cm" svg:height="0.962cm" svg:x="3.501cm" svg:y="8.815cm">
            <draw:text-box>
              <text:p>Nome:</text:p>
            </draw:text-box>
          </draw:frame>
          <draw:custom-shape draw:style-name="gr21" draw:text-style-name="P25" draw:layer="layout" svg:width="9.5cm" svg:height="1cm" svg:x="9.503cm" svg:y="8.7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" draw:text-style-name="P8" draw:layer="layout" svg:width="6cm" svg:height="0.962cm" svg:x="3.502cm" svg:y="7.386cm">
          <draw:text-box>
            <text:p>CPF:</text:p>
          </draw:text-box>
        </draw:frame>
        <draw:custom-shape draw:style-name="gr22" draw:text-style-name="P24" draw:layer="layout" svg:width="9.5cm" svg:height="1cm" svg:x="9.504cm" svg:y="7.367cm">
          <text:p text:style-name="P23"><text:span text:style-name="T6">___.___.___-</text:span><text:span text:style-name="T7">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6" draw:layer="layout" svg:width="4.5cm" svg:height="2cm" svg:x="20cm" svg:y="7.3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8" draw:layer="layout" svg:width="6cm" svg:height="0.962cm" svg:x="3.501cm" svg:y="13.101cm">
            <draw:text-box>
              <text:p>Sexo:</text:p>
            </draw:text-box>
          </draw:frame>
          <draw:g>
            <draw:custom-shape draw:style-name="gr21" draw:text-style-name="P25" draw:layer="layout" svg:width="9.5cm" svg:height="1cm" svg:x="9.503cm" svg:y="13.08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26" draw:layer="layout" svg:width="0.5cm" svg:height="0.5cm" draw:transform="rotate (0.786096295098246) translate (18.1cm 13.447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</draw:g>
        </draw:g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la Contratação de professores</text:p>
          </draw:text-box>
        </draw:frame>
        <draw:frame draw:style-name="gr24" draw:text-style-name="P11" draw:layer="layout" svg:width="22cm" svg:height="5.939cm" svg:x="3cm" svg:y="4.5cm">
          <draw:text-box>
            <text:p text:style-name="P10">Tela Para contratação de professores será mais simples. A instituição exigirá dos profissionais que façam envio de currículos devidamente formatados e apresentáveis.</text:p>
            <text:p text:style-name="P10"/>
            <text:p text:style-name="P10">Como a massa de profissionais disponíveis é abrangente, vários critérios de contratação como apresentação de currículo, posteriormente entrevista, no final uma aula teste com tema aleatório improvisado pelos proprietários da instituição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la Contratação de professores</text:p>
          </draw:text-box>
        </draw:frame>
        <draw:custom-shape draw:style-name="gr9" draw:text-style-name="P12" draw:layer="layout" svg:width="23cm" svg:height="9cm" svg:x="2.5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3cm" svg:height="2cm" svg:x="2.5cm" svg:y="3.5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5.5cm" svg:height="0.962cm" svg:x="3cm" svg:y="4cm">
          <draw:text-box>
            <text:p>LOGO ESCOLA</text:p>
          </draw:text-box>
        </draw:frame>
        <draw:frame draw:style-name="gr19" draw:text-style-name="P14" draw:layer="layout" svg:width="13.5cm" svg:height="1.038cm" svg:x="7.5cm" svg:y="6cm">
          <draw:text-box>
            <text:p text:style-name="P6"><text:span text:style-name="T3">Faça parte da nossa equipe </text:span></text:p>
          </draw:text-box>
        </draw:frame>
        <draw:g>
          <draw:frame draw:style-name="gr4" draw:text-style-name="P8" draw:layer="layout" svg:width="6cm" svg:height="0.962cm" svg:x="3.5cm" svg:y="10.244cm">
            <draw:text-box>
              <text:p>Nascimento:</text:p>
            </draw:text-box>
          </draw:frame>
          <draw:custom-shape draw:style-name="gr25" draw:text-style-name="P24" draw:layer="layout" svg:width="9.5cm" svg:height="1cm" svg:x="9.502cm" svg:y="10.225cm">
            <text:p text:style-name="P23"><text:span text:style-name="T6">___/___/___</text:span><text:span text:style-name="T7">___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4" draw:text-style-name="P8" draw:layer="layout" svg:width="6cm" svg:height="0.962cm" svg:x="3.5cm" svg:y="11.672cm">
            <draw:text-box>
              <text:p>e-mail:</text:p>
            </draw:text-box>
          </draw:frame>
          <draw:custom-shape draw:style-name="gr21" draw:text-style-name="P25" draw:layer="layout" svg:width="9.5cm" svg:height="1cm" svg:x="9.502cm" svg:y="11.65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4" draw:text-style-name="P8" draw:layer="layout" svg:width="6cm" svg:height="0.962cm" svg:x="3.501cm" svg:y="8.815cm">
            <draw:text-box>
              <text:p>Nome:</text:p>
            </draw:text-box>
          </draw:frame>
          <draw:custom-shape draw:style-name="gr21" draw:text-style-name="P25" draw:layer="layout" svg:width="9.5cm" svg:height="1cm" svg:x="9.503cm" svg:y="8.7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4" draw:text-style-name="P8" draw:layer="layout" svg:width="6cm" svg:height="0.962cm" svg:x="3.502cm" svg:y="7.386cm">
          <draw:text-box>
            <text:p>CPF:</text:p>
          </draw:text-box>
        </draw:frame>
        <draw:custom-shape draw:style-name="gr26" draw:text-style-name="P24" draw:layer="layout" svg:width="9.5cm" svg:height="1cm" svg:x="9.504cm" svg:y="7.367cm">
          <text:p text:style-name="P23"><text:span text:style-name="T6">___.___.___-</text:span><text:span text:style-name="T7">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8" draw:layer="layout" svg:width="4.5cm" svg:height="2cm" svg:x="20cm" svg:y="7.367cm">
          <text:p text:style-name="P27">Anexar Currícul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4" draw:text-style-name="P8" draw:layer="layout" svg:width="6cm" svg:height="0.962cm" svg:x="3.501cm" svg:y="13.101cm">
            <draw:text-box>
              <text:p>Sexo:</text:p>
            </draw:text-box>
          </draw:frame>
          <draw:g>
            <draw:custom-shape draw:style-name="gr21" draw:text-style-name="P25" draw:layer="layout" svg:width="9.5cm" svg:height="1cm" svg:x="9.503cm" svg:y="13.08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26" draw:layer="layout" svg:width="0.5cm" svg:height="0.5cm" draw:transform="rotate (0.786096295098246) translate (18.1cm 13.447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</draw:g>
        </draw:g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ela de Curso</text:p>
          </draw:text-box>
        </draw:frame>
        <draw:frame draw:style-name="gr28" draw:text-style-name="P11" draw:layer="layout" svg:width="23cm" svg:height="8.072cm" svg:x="2.5cm" svg:y="4cm">
          <draw:text-box>
            <text:list text:style-name="L1">
              <text:list-item>
                <text:p text:style-name="P20"><text:span text:style-name="T8">Tela de curso terá a área de vídeo com controles para voltar e avançar vídeo e os botões de próxima aula ou aula anterior;</text:span></text:p>
              </text:list-item>
              <text:list-item>
                <text:p text:style-name="P20">As matérias ficarão hospedadas no Youtube de forma privada para que apenas os alunos tenham acesso;</text:p>
              </text:list-item>
              <text:list-item>
                <text:p text:style-name="P20">Nem todas as matérias serão em vídeo, caso o professor desejar, postará conteúdo escrito;</text:p>
              </text:list-item>
              <text:list-item>
                <text:p text:style-name="P20">Na parte de baixo o aluno poderá escrever diretamente as dúvidas daquela matéria para o professor. Outros alunos poderão ver a sua dúvida e contribuir com explicação ou com resolução da questão;</text:p>
              </text:list-item>
              <text:list-item>
                <text:p text:style-name="P20">Barra lateral direita estará a lista de matérias do curso;</text:p>
              </text:list-item>
              <text:list-item>
                <text:p text:style-name="P20">Cada matéria será seguida por vários exercíci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la Contratação de professores</text:p>
          </draw:text-box>
        </draw:frame>
        <draw:custom-shape draw:style-name="gr9" draw:text-style-name="P12" draw:layer="layout" svg:width="23cm" svg:height="9cm" svg:x="2.5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3cm" svg:height="2cm" svg:x="2.5cm" svg:y="3.5cm">
          <text:p/>
          <draw:enhanced-geometry svg:viewBox="0 0 21600 21600" draw:type="rectangle" draw:enhanced-path="M 0 0 L 21600 0 21600 21600 0 21600 0 0 Z N"/>
        </draw:custom-shape>
        <draw:frame draw:style-name="gr4" draw:text-style-name="P30" draw:layer="layout" svg:width="5.5cm" svg:height="0.962cm" svg:x="3cm" svg:y="4cm">
          <draw:text-box>
            <text:p text:style-name="P29">LOGO ESCOLA</text:p>
          </draw:text-box>
        </draw:frame>
        <draw:frame draw:style-name="gr19" draw:text-style-name="P32" draw:layer="layout" svg:width="13.5cm" svg:height="1.038cm" svg:x="4cm" svg:y="11.762cm">
          <draw:text-box>
            <text:p text:style-name="P31"><text:span text:style-name="T9">Clique aqui </text:span><text:span text:style-name="T10">e faça o download do material da aula</text:span></text:p>
          </draw:text-box>
        </draw:frame>
        <draw:custom-shape draw:style-name="gr29" draw:text-style-name="P25" draw:layer="layout" svg:width="15.002cm" svg:height="1.447cm" svg:x="4cm" svg:y="13.05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5" draw:layer="layout" svg:width="15cm" svg:height="5.5cm" svg:x="4cm" svg:y="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6" draw:layer="layout" svg:width="5.5cm" svg:height="9cm" svg:x="20cm" svg:y="5.5cm">
          <text:p/>
          <draw:enhanced-geometry svg:viewBox="0 0 21600 21600" draw:type="rectangle" draw:enhanced-path="M 0 0 L 21600 0 21600 21600 0 21600 0 0 Z N"/>
        </draw:custom-shape>
        <draw:line draw:style-name="gr32" draw:text-style-name="P5" draw:layer="layout" svg:x1="20cm" svg:y1="10cm" svg:x2="25.5cm" svg:y2="10cm">
          <text:p text:style-name="P6"/>
        </draw:line>
        <draw:line draw:style-name="gr3" draw:text-style-name="P5" draw:layer="layout" svg:x1="20cm" svg:y1="10cm" svg:x2="25.5cm" svg:y2="10cm">
          <text:p/>
        </draw:line>
        <draw:line draw:style-name="gr3" draw:text-style-name="P5" draw:layer="layout" svg:x1="20cm" svg:y1="7.7cm" svg:x2="25.5cm" svg:y2="7.7cm">
          <text:p/>
        </draw:line>
        <draw:line draw:style-name="gr3" draw:text-style-name="P5" draw:layer="layout" svg:x1="20cm" svg:y1="6.6cm" svg:x2="25.5cm" svg:y2="6.6cm">
          <text:p/>
        </draw:line>
        <draw:line draw:style-name="gr3" draw:text-style-name="P5" draw:layer="layout" svg:x1="20cm" svg:y1="8.8cm" svg:x2="25.5cm" svg:y2="8.8cm">
          <text:p/>
        </draw:line>
        <draw:line draw:style-name="gr3" draw:text-style-name="P5" draw:layer="layout" svg:x1="20cm" svg:y1="11.1cm" svg:x2="25.5cm" svg:y2="11.1cm">
          <text:p/>
        </draw:line>
        <draw:line draw:style-name="gr3" draw:text-style-name="P5" draw:layer="layout" svg:x1="20cm" svg:y1="12.2cm" svg:x2="25.5cm" svg:y2="12.2cm">
          <text:p/>
        </draw:line>
        <draw:line draw:style-name="gr3" draw:text-style-name="P5" draw:layer="layout" svg:x1="20cm" svg:y1="13.3cm" svg:x2="25.5cm" svg:y2="13.3cm">
          <text:p/>
        </draw:line>
        <draw:frame draw:style-name="gr33" draw:text-style-name="P34" draw:layer="layout" svg:width="4cm" svg:height="0.839cm" svg:x="20cm" svg:y="5.5cm">
          <draw:text-box>
            <text:p text:style-name="P33">Aula - 01</text:p>
          </draw:text-box>
        </draw:frame>
        <draw:frame draw:style-name="gr33" draw:text-style-name="P34" draw:layer="layout" svg:width="4cm" svg:height="0.839cm" svg:x="20cm" svg:y="7.8cm">
          <draw:text-box>
            <text:p text:style-name="P33">Aula - 02</text:p>
          </draw:text-box>
        </draw:frame>
        <draw:frame draw:style-name="gr33" draw:text-style-name="P34" draw:layer="layout" svg:width="4cm" svg:height="0.839cm" svg:x="20cm" svg:y="10.1cm">
          <draw:text-box>
            <text:p text:style-name="P33"><text:span text:style-name="T11">Aula - 0</text:span>3</text:p>
          </draw:text-box>
        </draw:frame>
        <draw:frame draw:style-name="gr34" draw:text-style-name="P34" draw:layer="layout" svg:width="5cm" svg:height="1cm" svg:x="20cm" svg:y="6.7cm">
          <draw:text-box>
            <text:p text:style-name="P33">Execícios - 01</text:p>
          </draw:text-box>
        </draw:frame>
        <draw:frame draw:style-name="gr34" draw:text-style-name="P34" draw:layer="layout" svg:width="5cm" svg:height="1cm" svg:x="20cm" svg:y="8.9cm">
          <draw:text-box>
            <text:p text:style-name="P33">Execícios - 02</text:p>
          </draw:text-box>
        </draw:frame>
        <draw:frame draw:style-name="gr34" draw:text-style-name="P34" draw:layer="layout" svg:width="5cm" svg:height="1cm" svg:x="20cm" svg:y="11.2cm">
          <draw:text-box>
            <text:p text:style-name="P33">Execícios - 03</text:p>
          </draw:text-box>
        </draw:frame>
        <draw:frame draw:style-name="gr34" draw:text-style-name="P35" draw:layer="layout" svg:width="5cm" svg:height="1cm" svg:x="20cm" svg:y="12.3cm">
          <draw:text-box>
            <text:p><text:span text:style-name="T10">Projeto de capítulo</text:span></text:p>
          </draw:text-box>
        </draw:frame>
        <draw:frame draw:style-name="gr34" draw:text-style-name="P34" draw:layer="layout" svg:width="5cm" svg:height="1cm" svg:x="20cm" svg:y="13.4cm">
          <draw:text-box>
            <text:p text:style-name="P33"><text:span text:style-name="T11">Aval</text:span>iação final</text:p>
          </draw:text-box>
        </draw:frame>
        <draw:custom-shape draw:style-name="gr35" draw:text-style-name="P6" draw:layer="layout" svg:width="1.5cm" svg:height="1.5cm" draw:transform="rotate (-1.57131992557049) translate (9.5cm 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32" draw:layer="layout" svg:width="13.5cm" svg:height="1.038cm" svg:x="4cm" svg:y="13.5cm">
          <draw:text-box>
            <text:p text:style-name="P31"><text:span text:style-name="T10">Fórum </text:span></text:p>
          </draw:text-box>
        </draw:frame>
        <draw:line draw:style-name="gr36" draw:text-style-name="P5" draw:layer="layout" svg:x1="11.5cm" svg:y1="7.5cm" svg:x2="11cm" svg:y2="10cm">
          <text:p text:style-name="P6"/>
        </draw:line>
        <draw:frame draw:style-name="gr37" draw:text-style-name="P37" draw:layer="layout" svg:width="4.5cm" svg:height="2.376cm" svg:x="12cm" svg:y="7.5cm">
          <draw:text-box>
            <text:p text:style-name="P36"><text:span text:style-name="T12">TX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ibliotec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Deixaremos uma página com livros que os alunos possam fazer download;</text:p>
              </text:list-item>
              <text:list-item>
                <text:p>Todos os livros disponíveis serão de domínio público;</text:p>
              </text:list-item>
              <text:list-item>
                <text:p>Instituição em contato com editoras visando alguma forma de parceria no comércio de livros dos mais diversos tipos para os alunos;</text:p>
              </text:list-item>
              <text:list-item>
                <text:p>Estarão em diferentes format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la Contratação de professores</text:p>
          </draw:text-box>
        </draw:frame>
        <draw:custom-shape draw:style-name="gr9" draw:text-style-name="P12" draw:layer="layout" svg:width="23cm" svg:height="9cm" svg:x="2.5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3cm" svg:height="2cm" svg:x="2.5cm" svg:y="3.5cm">
          <text:p/>
          <draw:enhanced-geometry svg:viewBox="0 0 21600 21600" draw:type="rectangle" draw:enhanced-path="M 0 0 L 21600 0 21600 21600 0 21600 0 0 Z N"/>
        </draw:custom-shape>
        <draw:frame draw:style-name="gr4" draw:text-style-name="P30" draw:layer="layout" svg:width="5.5cm" svg:height="0.962cm" svg:x="3cm" svg:y="4cm">
          <draw:text-box>
            <text:p><text:span text:style-name="T13">LOGO ESCOLA</text:span></text:p>
          </draw:text-box>
        </draw:frame>
        <draw:frame draw:style-name="gr19" draw:text-style-name="P14" draw:layer="layout" svg:width="13.5cm" svg:height="1.038cm" svg:x="7.5cm" svg:y="6cm">
          <draw:text-box>
            <text:p text:style-name="P6"><text:span text:style-name="T3">Biblioteca </text:span></text:p>
          </draw:text-box>
        </draw:frame>
        <draw:frame draw:style-name="gr4" draw:text-style-name="P8" draw:layer="layout" svg:width="6cm" svg:height="0.962cm" svg:x="3.501cm" svg:y="8.815cm">
          <draw:text-box>
            <text:p>Obra:</text:p>
          </draw:text-box>
        </draw:frame>
        <draw:custom-shape draw:style-name="gr38" draw:text-style-name="P25" draw:layer="layout" svg:width="13.496cm" svg:height="1cm" svg:x="9.503cm" svg:y="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0" draw:layer="layout" svg:width="6cm" svg:height="0.962cm" svg:x="3.502cm" svg:y="7.386cm">
          <draw:text-box>
            <text:p><text:span text:style-name="T13">Autor:</text:span></text:p>
          </draw:text-box>
        </draw:frame>
        <draw:custom-shape draw:style-name="gr39" draw:text-style-name="P39" draw:layer="layout" svg:width="13.496cm" svg:height="1cm" svg:x="9.504cm" svg:y="7.367cm">
          <text:p text:style-name="P38"><text:span text:style-name="T6">___.___.___-</text:span><text:span text:style-name="T14">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20.676cm" svg:height="3.963cm" svg:x="3.823cm" svg:y="9.93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5">Autor</text:span></text:p>
              </table:table-cell>
              <table:table-cell>
                <text:p text:style-name="P40"><text:span text:style-name="T15">Obra</text:span></text:p>
              </table:table-cell>
              <table:table-cell>
                <text:p text:style-name="P40"><text:span text:style-name="T15">Formato </text:span></text:p>
              </table:table-cell>
              <table:table-cell table:style-name="ce2">
                <text:p text:style-name="P41"><text:span text:style-name="T16">↓</text:span></text:p>
              </table:table-cell>
            </table:table-row>
            <table:table-row table:style-name="ro2" table:default-cell-style-name="gray2">
              <table:table-cell>
                <text:p>Aristóteles</text:p>
              </table:table-cell>
              <table:table-cell>
                <text:p>Sobre a alma</text:p>
              </table:table-cell>
              <table:table-cell>
                <text:p>PDF</text:p>
              </table:table-cell>
              <table:table-cell/>
            </table:table-row>
            <table:table-row table:style-name="ro2" table:default-cell-style-name="gray1">
              <table:table-cell>
                <text:p>Dante</text:p>
              </table:table-cell>
              <table:table-cell>
                <text:p>A divina comédia</text:p>
              </table:table-cell>
              <table:table-cell>
                <text:p>MOBI</text:p>
              </table:table-cell>
              <table:table-cell/>
            </table:table-row>
            <table:table-row table:style-name="ro2" table:default-cell-style-name="gray2">
              <table:table-cell>
                <text:p>Homero</text:p>
              </table:table-cell>
              <table:table-cell>
                <text:p>Ilíada</text:p>
              </table:table-cell>
              <table:table-cell>
                <text:p>PDF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ot" draw:style="rect" draw:dots1="2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22T00:44:52.100000000</dc:date>
    <meta:editing-duration>PT44M25S</meta:editing-duration>
    <meta:editing-cycles>4</meta:editing-cycles>
    <meta:generator>LibreOffice/7.2.6.2$Windows_X86_64 LibreOffice_project/b0ec3a565991f7569a5a7f5d24fed7f52653d754</meta:generator>
    <meta:document-statistic meta:object-count="175"/>
  </office:meta>
</office:document-meta>
</file>